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 style:font-family-generic="swiss" style:font-pitch="variable"/>
    <style:font-face style:name="Arial11" svg:font-family="Arial1"/>
    <style:font-face style:name="Arial2" svg:font-family="Arial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6pt" style:font-name-asian="Arial2" style:font-size-asian="16pt" style:font-name-complex="Arial2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Mens. 09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Mens. 10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6-01-09" calcext:value-type="date">
            <text:p>09/01/2026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Mens. 1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6]-[.F6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Mens. 1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7]-[.F7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9" office:value-type="string" calcext:value-type="string">
            <text:p>Mens. 01/2026 (A.C.)</text:p>
          </table:table-cell>
          <table:table-cell table:style-name="ce44" office:value-type="float" office:value="440" calcext:value-type="float">
            <text:p>44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8]-[.F8]" office:value-type="float" office:value="440" calcext:value-type="float">
            <text:p>44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8])" office:value-type="float" office:value="1280" calcext:value-type="float">
            <text:p>1.28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2">
          <table:table-cell table:number-columns-repeated="64"/>
        </table:table-row>
        <table:table-row table:style-name="ro8" table:number-rows-repeated="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 style:font-family-generic="swiss" style:font-pitch="variable"/>
    <style:font-face style:name="Arial11" svg:font-family="Arial1"/>
    <style:font-face style:name="Arial2" svg:font-family="Arial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8.3584686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8.360592139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2-02T14:29:48.825589280</dc:date>
    <meta:editing-cycles>684</meta:editing-cycles>
    <meta:editing-duration>PT5H7M41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